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e3d24" officeooo:paragraph-rsid="001e3d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plate !</text:p>
      <text:p text:style-name="P1"/>
      <text:p text:style-name="P1">Bonjour {{ object.name }}</text:p>
      <text:p text:style-name="P1"/>
      <text:p text:style-name="P1">{% load libreoffice_image_loader %}</text:p>
      <text:p text:style-name="P1">{% libreoffice_image_loader emtpy_image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0T10:22:39.888936161</meta:creation-date>
    <dc:date>2019-07-10T10:25:39.417118084</dc:date>
    <meta:editing-duration>PT2M58S</meta:editing-duration>
    <meta:editing-cycles>4</meta:editing-cycles>
    <meta:generator>LibreOffice/6.2.4.2$MacOSX_X86_64 LibreOffice_project/2412653d852ce75f65fbfa83fb7e7b669a126d64</meta:generator>
    <meta:document-statistic meta:table-count="0" meta:image-count="0" meta:object-count="0" meta:page-count="1" meta:paragraph-count="4" meta:word-count="14" meta:character-count="112" meta:non-whitespace-character-count="102"/>
  </office:meta>
</office:document-meta>
</file>